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38743E643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01cm, 8.119cm, 1.6cm, 8.11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1.185cm" svg:y="-0.49cm" svg:width="22.851cm" svg:height="17.365cm" draw:z-index="0"><draw:image xlink:href="Pictures/100000000000078000000438743E64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17:12:09.31</meta:creation-date>
    <meta:print-date>2013-04-15T17:14:11.11</meta:print-date>
    <dc:date>2013-04-15T17:14:22.49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6$Windows_x86 LibreOffice_project/2ef5aff-a6fb0ff-166bdff-cf087ad-0f1389</meta:generator>
  </office:meta>
</office:document-meta>
</file>